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2C1DF7E8E3E06470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5dc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{{data.logo|image}}" text:anchor-type="as-char" svg:width="3.387cm" svg:height="1.164cm" draw:z-index="0"><draw:image xlink:href="Pictures/10000201000000800000002C1DF7E8E3E06470DD.png" xlink:type="simple" xlink:show="embed" xlink:actuate="onLoad" loext:mime-type="image/png"/></draw:frame><text:s/><text:span text:style-name="T1">{{data.name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Prévidente</meta:initial-creator>
    <meta:creation-date>2018-06-20T11:35:41.277705253</meta:creation-date>
    <dc:date>2018-06-22T11:50:32.625417725</dc:date>
    <dc:creator>Simon Prévidente</dc:creator>
    <meta:editing-duration>PT8M58S</meta:editing-duration>
    <meta:editing-cycles>7</meta:editing-cycles>
    <meta:generator>LibreOffice/6.0.3.2$Linux_X86_64 LibreOffice_project/00m0$Build-2</meta:generator>
    <meta:document-statistic meta:table-count="0" meta:image-count="1" meta:object-count="0" meta:page-count="1" meta:paragraph-count="1" meta:word-count="1" meta:character-count="14" meta:non-whitespace-character-count="13"/>
  </office:meta>
</office:document-meta>
</file>